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ka/Coder" svg:font-family="Anka/Coder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2288" officeooo:paragraph-rsid="0008228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82288" officeooo:paragraph-rsid="0008228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82288" officeooo:paragraph-rsid="0008228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82288" officeooo:paragraph-rsid="0008228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ysics Lab #_______: _______________</text:p>
      <text:p text:style-name="P3">Charlie Coleman</text:p>
      <text:p text:style-name="P3">Lab Partners: Alex Bielewicz, Tracey Jaron</text:p>
      <text:p text:style-name="P3">2016 _________ __</text:p>
      <text:p text:style-name="P4"/>
      <text:p text:style-name="P2">Abstract:</text:p>
      <text:p text:style-name="P2"/>
      <text:p text:style-name="P2">Theory:</text:p>
      <text:p text:style-name="P2"/>
      <text:p text:style-name="P2">Objective:</text:p>
      <text:p text:style-name="P2"/>
      <text:p text:style-name="P2">Procedure:</text:p>
      <text:p text:style-name="P2"/>
      <text:p text:style-name="P2">Setup:</text:p>
      <text:p text:style-name="P2"/>
      <text:p text:style-name="P2">Data:</text:p>
      <text:p text:style-name="P2"/>
      <text:p text:style-name="P2">Calculations:</text:p>
      <text:p text:style-name="P2"/>
      <text:p text:style-name="P2">Qualitative Error Analysis:</text:p>
      <text:p text:style-name="P2"/>
      <text:p text:style-name="P2">Quantitative Error Analysis:</text:p>
      <text:p text:style-name="P2"/>
      <text:p text:style-name="P2">Results:</text:p>
      <text:p text:style-name="P2"/>
      <text:p text:style-name="P2">Conclusion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ka/Coder" svg:font-family="Anka/Coder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nka/Coder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nka/Coder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nka/Coder" fo:font-family="Anka/Coder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nka/Coder" fo:font-family="Anka/Coder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nka/Coder" fo:font-family="Anka/Coder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nka/Coder" fo:font-family="Anka/Coder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23:33:49.204000000</meta:creation-date>
    <dc:date>2016-10-26T00:06:59.315000000</dc:date>
    <meta:editing-duration>PT33M10S</meta:editing-duration>
    <meta:editing-cycles>1</meta:editing-cycles>
    <meta:document-statistic meta:table-count="0" meta:image-count="0" meta:object-count="0" meta:page-count="1" meta:paragraph-count="15" meta:word-count="30" meta:character-count="245" meta:non-whitespace-character-count="230"/>
    <meta:generator>LibreOffice/5.0.4.2$Windows_x86 LibreOffice_project/2b9802c1994aa0b7dc6079e128979269cf95bc78</meta:generator>
  </office:meta>
</office:document-meta>
</file>